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aeb" officeooo:paragraph-rsid="00069aeb"/>
    </style:style>
    <style:style style:name="P2" style:family="paragraph" style:parent-style-name="Standard">
      <style:text-properties officeooo:paragraph-rsid="00069aeb"/>
    </style:style>
    <style:style style:name="T1" style:family="text">
      <style:text-properties officeooo:rsid="00069aeb"/>
    </style:style>
    <style:style style:name="T2" style:family="text">
      <style:text-properties officeooo:rsid="0006f8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- Calculer les positions dans l’inputbox + simplement</text:span></text:p>
      <text:p text:style-name="P1">- Afficher le gagnant dans la fenetre du jeu</text:p>
      <text:p text:style-name="P1">- Choisir dans le menu si bot ou non</text:p>
      <text:p text:style-name="P1">- Rendre le bot + intelligent</text:p>
      <text:p text:style-name="P2"><text:span text:style-name="T1">- Mettre en évidence le dernier coup</text:span></text:p>
      <text:p text:style-name="P2">- <text:span text:style-name="T1">Afficher le nom des joueurs pendant le jeu</text:span></text:p>
      <text:p text:style-name="P2">- <text:span text:style-name="T1">Ajouter un fichier avec tous les rect / txt ?</text:span></text:p>
      <text:p text:style-name="P2">- <text:span text:style-name="T1">proposer plusieurs FONT (constantes)</text:span></text:p>
      <text:p text:style-name="P2">- <text:span text:style-name="T2">afficher str et non RGB quand on print le boar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2:05:12.446700495</meta:creation-date>
    <dc:date>2021-10-08T12:17:09.442452681</dc:date>
    <meta:editing-duration>PT12M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75" meta:character-count="376" meta:non-whitespace-character-count="310"/>
  </office:meta>
</office:document-meta>
</file>